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dash" draw:stroke-dash="Fine_20_Dashed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T1" style:family="text">
      <style:text-properties fo:language="en" fo:country="US" style:language-asian="en" style:country-asian="US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2" draw:id="id1" draw:layer="layout" svg:width="1.5cm" svg:height="1.5cm" svg:x="2cm" svg:y="2cm">
          <text:p text:style-name="P1">I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" draw:text-style-name="P2" draw:id="id2" draw:layer="layout" svg:width="4cm" svg:height="1.544cm" svg:x="5.5cm" svg:y="4cm">
          <text:p text:style-name="P1">CVS Server</text:p>
        </draw:rect>
        <draw:rect draw:style-name="gr2" draw:text-style-name="P2" draw:layer="layout" svg:width="4.5cm" svg:height="2.163cm" svg:x="5.5cm" svg:y="6.837cm">
          <text:p text:style-name="P1"><text:span text:style-name="T1">Continuum</text:span> </text:p>
          <text:p text:style-name="P1">Integration </text:p>
          <text:p text:style-name="P1">Server</text:p>
        </draw:rect>
        <draw:rect draw:style-name="gr2" draw:text-style-name="P2" draw:id="id4" draw:layer="layout" svg:width="4cm" svg:height="1.544cm" svg:x="11.962cm" svg:y="3.956cm">
          <text:p text:style-name="P1">Build Server</text:p>
        </draw:rect>
        <draw:rect draw:style-name="gr2" draw:text-style-name="P2" draw:id="id3" draw:layer="layout" svg:width="5.5cm" svg:height="1.5cm" svg:x="14.277cm" svg:y="7cm">
          <text:p text:style-name="P1">Repository Server</text:p>
        </draw:rect>
        <draw:custom-shape draw:style-name="gr3" draw:text-style-name="P2" draw:layer="layout" svg:width="4.5cm" svg:height="1cm" svg:x="22.5cm" svg:y="2cm">
          <text:p text:style-name="P1"><text:span text:style-name="T1">Build</text:span> Prozess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onnector draw:style-name="gr4" draw:text-style-name="P2" draw:layer="layout" draw:line-skew="7.694cm" svg:x1="3.5cm" svg:y1="2.75cm" svg:x2="19.389cm" svg:y2="6.945cm" draw:start-shape="id1">
          <text:p/>
        </draw:connector>
        <draw:connector draw:style-name="gr5" draw:text-style-name="P2" draw:layer="layout" svg:x1="2.75cm" svg:y1="3.5cm" svg:x2="5.5cm" svg:y2="4.772cm" draw:start-shape="id1" draw:start-glue-point="2" draw:end-shape="id2" draw:end-glue-point="3">
          <text:p/>
        </draw:connector>
        <draw:connector draw:style-name="gr5" draw:text-style-name="P2" draw:layer="layout" svg:x1="9.5cm" svg:y1="4.772cm" svg:x2="11.948cm" svg:y2="4.217cm" draw:start-shape="id2" draw:start-glue-point="1">
          <text:p/>
        </draw:connector>
        <draw:connector draw:style-name="gr5" draw:text-style-name="P2" draw:layer="layout" draw:line-skew="-0.433cm" svg:x1="7.5cm" svg:y1="5.544cm" svg:x2="6.697cm" svg:y2="6.821cm" draw:start-shape="id2">
          <text:p/>
        </draw:connector>
        <draw:connector draw:style-name="gr5" draw:text-style-name="P2" draw:layer="layout" svg:x1="14.277cm" svg:y1="7.75cm" svg:x2="10.004cm" svg:y2="8.475cm" draw:start-shape="id3" draw:start-glue-point="3">
          <text:p/>
        </draw:connector>
        <draw:connector draw:style-name="gr6" draw:text-style-name="P2" draw:layer="layout" svg:x1="15.962cm" svg:y1="4.728cm" svg:x2="17.027cm" svg:y2="7cm" draw:start-shape="id4" draw:start-glue-point="1" draw:end-shape="id3" draw:end-glue-point="0">
          <text:p/>
        </draw:connector>
        <draw:line draw:style-name="gr7" draw:text-style-name="P2" draw:layer="layout" svg:x1="1cm" svg:y1="10cm" svg:x2="28.5cm" svg:y2="10cm">
          <text:p/>
        </draw:line>
        <draw:custom-shape draw:style-name="gr3" draw:text-style-name="P2" draw:layer="layout" svg:width="6.5cm" svg:height="1cm" svg:x="21.5cm" svg:y="11cm">
          <text:p text:style-name="P1"><text:span text:style-name="T1">Deployment</text:span> Prozess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rect draw:style-name="gr2" draw:text-style-name="P2" draw:id="id5" draw:layer="layout" svg:width="5.5cm" svg:height="1.5cm" svg:x="14.442cm" svg:y="12.126cm">
          <text:p text:style-name="P1"><text:span text:style-name="T1">Deploy</text:span> Server</text:p>
        </draw:rect>
        <draw:rect draw:style-name="gr2" draw:text-style-name="P2" draw:id="id6" draw:layer="layout" svg:width="5.5cm" svg:height="1.5cm" svg:x="2.619cm" svg:y="13.945cm">
          <text:p text:style-name="P1">Umgebung 1</text:p>
        </draw:rect>
        <draw:rect draw:style-name="gr2" draw:text-style-name="P2" draw:id="id7" draw:layer="layout" svg:width="5.5cm" svg:height="1.5cm" svg:x="2.661cm" svg:y="18.037cm">
          <text:p text:style-name="P1">Umgebung N</text:p>
        </draw:rect>
        <draw:connector draw:style-name="gr5" draw:text-style-name="P2" draw:layer="layout" svg:x1="17.192cm" svg:y1="13.626cm" svg:x2="8.119cm" svg:y2="14.695cm" draw:start-shape="id5" draw:start-glue-point="2" draw:end-shape="id6" draw:end-glue-point="1">
          <text:p/>
        </draw:connector>
        <draw:connector draw:style-name="gr5" draw:text-style-name="P2" draw:layer="layout" draw:line-skew="5.347cm" svg:x1="18.686cm" svg:y1="13.642cm" svg:x2="8.161cm" svg:y2="18.787cm" draw:end-shape="id7" draw:end-glue-point="1">
          <text:p/>
        </draw:connector>
        <draw:connector draw:style-name="gr5" draw:text-style-name="P2" draw:layer="layout" draw:line-skew="0.665cm" svg:x1="16.454cm" svg:y1="8.557cm" svg:x2="18.066cm" svg:y2="12.113cm">
          <text:p/>
        </draw:connector>
        <draw:line draw:style-name="gr7" draw:text-style-name="P2" draw:layer="layout" svg:x1="5cm" svg:y1="15.445cm" svg:x2="5cm" svg:y2="18.03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_33__20_Dashes_20_3_20_Dots_20__28_var_29_" draw:display-name="3 Dashes 3 Dots (var)" draw:style="rect" draw:dots1="3" draw:dots1-length="197%" draw:dots2="3" draw:distance="100%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meta:initial-creator>Thomas Michel</meta:initial-creator>
    <meta:creation-date>2007-06-01T21:29:45</meta:creation-date>
    <dc:creator>Thomas Michel</dc:creator>
    <dc:date>2007-06-01T22:56:14</dc:date>
    <dc:language>de-DE</dc:language>
    <meta:editing-cycles>11</meta:editing-cycles>
    <meta:editing-duration>PT1H26M30S</meta:editing-duration>
    <meta:user-defined meta:name="Info 1"/>
    <meta:user-defined meta:name="Info 2"/>
    <meta:user-defined meta:name="Info 3"/>
    <meta:user-defined meta:name="Info 4"/>
    <meta:document-statistic meta:object-count="21"/>
  </office:meta>
</office:document-meta>
</file>